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2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paragraph-properties fo:text-indent="0.4923in"/>
      <style:text-properties fo:language="fr" fo:country="FR"/>
    </style:style>
    <style:style style:name="P5" style:parent-style-name="Standard" style:family="paragraph">
      <style:paragraph-properties fo:margin-left="0.4923in" fo:text-indent="0.4923in">
        <style:tab-stops/>
      </style:paragraph-properties>
      <style:text-properties fo:language="fr" fo:country="FR"/>
    </style:style>
    <style:style style:name="P6" style:parent-style-name="Standard" style:family="paragraph">
      <style:paragraph-properties fo:margin-left="1.477in">
        <style:tab-stops/>
      </style:paragraph-properties>
      <style:text-properties fo:language="fr" fo:country="FR"/>
    </style:style>
    <style:style style:name="P7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8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Titre2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language="fr" fo:country="FR"/>
    </style:style>
    <style:style style:name="P45" style:parent-style-name="Standard" style:family="paragraph">
      <style:text-properties fo:language="fr" fo:country="FR"/>
    </style:style>
    <style:style style:name="P46" style:parent-style-name="Standard" style:family="paragraph">
      <style:text-properties fo:language="fr" fo:country="FR"/>
    </style:style>
    <style:style style:name="P47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8" style:parent-style-name="Standard" style:family="paragraph">
      <style:text-properties fo:language="fr" fo:country="FR"/>
    </style:style>
    <style:style style:name="P49" style:parent-style-name="Standard" style:family="paragraph">
      <style:text-properties fo:language="fr" fo:country="FR"/>
    </style:style>
    <style:style style:name="P50" style:parent-style-name="Standard" style:family="paragraph">
      <style:text-properties fo:language="fr" fo:country="FR"/>
    </style:style>
    <style:style style:name="P51" style:parent-style-name="Standard" style:family="paragraph">
      <style:text-properties fo:language="fr" fo:country="FR"/>
    </style:style>
    <style:style style:name="P52" style:parent-style-name="Standard" style:family="paragraph">
      <style:text-properties fo:language="fr" fo:country="FR"/>
    </style:style>
    <style:style style:name="P53" style:parent-style-name="Standard" style:family="paragraph">
      <style:text-properties fo:language="fr" fo:country="FR"/>
    </style:style>
    <style:style style:name="P54" style:parent-style-name="Standard" style:family="paragraph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P60" style:parent-style-name="Standard" style:family="paragraph">
      <style:text-properties fo:language="fr" fo:country="FR"/>
    </style:style>
    <style:style style:name="P61" style:parent-style-name="Standard" style:family="paragraph">
      <style:text-properties fo:language="fr" fo:country="FR"/>
    </style:style>
    <style:style style:name="T62" style:parent-style-name="Policepardéfaut" style:family="text">
      <style:text-properties fo:language="fr" fo:country="FR"/>
    </style:style>
    <style:style style:name="T6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T66" style:parent-style-name="Policepardéfaut" style:family="text">
      <style:text-properties fo:language="fr" fo:country="FR"/>
    </style:style>
    <style:style style:name="T6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8" style:parent-style-name="Policepardéfaut" style:family="text">
      <style:text-properties fo:language="fr" fo:country="FR"/>
    </style:style>
    <style:style style:name="P69" style:parent-style-name="Standard" style:family="paragraph">
      <style:text-properties fo:language="fr" fo:country="FR"/>
    </style:style>
    <style:style style:name="P70" style:parent-style-name="Standard" style:family="paragraph">
      <style:text-properties fo:language="fr" fo:country="FR"/>
    </style:style>
    <style:style style:name="P71" style:parent-style-name="Standard" style:family="paragraph">
      <style:text-properties fo:language="fr" fo:country="FR"/>
    </style:style>
    <style:style style:name="P72" style:parent-style-name="Standard" style:family="paragraph">
      <style:text-properties fo:language="fr" fo:country="FR"/>
    </style:style>
    <style:style style:name="P73" style:parent-style-name="Standard" style:family="paragraph">
      <style:text-properties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T81" style:parent-style-name="Policepardéfaut" style:family="text">
      <style:text-properties fo:language="fr" fo:country="FR"/>
    </style:style>
    <style:style style:name="P82" style:parent-style-name="Normal" style:family="paragraph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T85" style:parent-style-name="Policepardéfaut" style:family="text">
      <style:text-properties fo:language="fr" fo:country="FR"/>
    </style:style>
    <style:style style:name="T8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87" style:parent-style-name="Policepardéfaut" style:family="text">
      <style:text-properties fo:language="fr" fo:country="FR"/>
    </style:style>
    <style:style style:name="P88" style:parent-style-name="Standard" style:family="paragraph">
      <style:text-properties fo:language="fr" fo:country="FR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language="fr" fo:country="FR"/>
    </style:style>
    <style:style style:name="P91" style:parent-style-name="Standard" style:family="paragraph">
      <style:text-properties fo:language="fr" fo:country="FR"/>
    </style:style>
    <style:style style:name="T92" style:parent-style-name="Policepardéfaut" style:family="text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T94" style:parent-style-name="Policepardéfaut" style:family="text">
      <style:text-properties fo:language="fr" fo:country="FR"/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name="T99" style:parent-style-name="Policepardéfaut" style:family="text">
      <style:text-properties fo:language="fr" fo:country="FR"/>
    </style:style>
    <style:style style:name="T10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1" style:parent-style-name="Policepardéfaut" style:family="text">
      <style:text-properties fo:language="fr" fo:country="FR"/>
    </style:style>
    <style:style style:name="P102" style:parent-style-name="Standard" style:family="paragraph">
      <style:text-properties fo:language="fr" fo:country="FR"/>
    </style:style>
    <style:style style:name="P103" style:parent-style-name="Standard" style:family="paragraph">
      <style:text-properties fo:language="fr" fo:country="FR"/>
    </style:style>
    <style:style style:name="P104" style:parent-style-name="Standard" style:family="paragraph">
      <style:text-properties fo:language="fr" fo:country="FR"/>
    </style:style>
    <style:style style:name="P105" style:parent-style-name="Standard" style:family="paragraph">
      <style:text-properties fo:language="fr" fo:country="FR"/>
    </style:style>
    <style:style style:name="P106" style:parent-style-name="Standard" style:family="paragraph">
      <style:text-properties fo:language="fr" fo:country="FR"/>
    </style:style>
    <style:style style:name="P107" style:parent-style-name="Standard" style:family="paragraph">
      <style:text-properties fo:language="fr" fo:country="FR"/>
    </style:style>
    <style:style style:name="P108" style:parent-style-name="Standard" style:family="paragraph">
      <style:text-properties fo:language="fr" fo:country="FR"/>
    </style:style>
    <style:style style:name="P109" style:parent-style-name="Standard" style:family="paragraph">
      <style:text-properties fo:language="fr" fo:country="FR"/>
    </style:style>
    <style:style style:name="P110" style:parent-style-name="Standard" style:family="paragraph">
      <style:text-properties fo:language="fr" fo:country="FR"/>
    </style:style>
    <style:style style:name="P111" style:parent-style-name="Standard" style:family="paragraph">
      <style:text-properties fo:language="fr" fo:country="FR"/>
    </style:style>
    <style:style style:name="P112" style:parent-style-name="Standard" style:family="paragraph">
      <style:text-properties fo:language="fr" fo:country="FR"/>
    </style:style>
    <style:style style:name="P113" style:parent-style-name="Standard" style:family="paragraph">
      <style:text-properties fo:language="fr" fo:country="FR"/>
    </style:style>
    <style:style style:name="P114" style:parent-style-name="Standard" style:family="paragraph">
      <style:text-properties fo:language="fr" fo:country="FR"/>
    </style:style>
    <style:style style:name="P115" style:parent-style-name="Standard" style:family="paragraph">
      <style:text-properties fo:language="fr" fo:country="FR"/>
    </style:style>
    <style:style style:name="P116" style:parent-style-name="Standard" style:family="paragraph">
      <style:text-properties fo:language="fr" fo:country="FR"/>
    </style:style>
    <style:style style:name="P117" style:parent-style-name="Standard" style:family="paragraph">
      <style:text-properties fo:language="fr" fo:country="FR"/>
    </style:style>
    <style:style style:name="P118" style:parent-style-name="Standard" style:family="paragraph">
      <style:text-properties fo:language="fr" fo:country="FR"/>
    </style:style>
    <style:style style:name="P119" style:parent-style-name="Standard" style:family="paragraph">
      <style:text-properties fo:language="fr" fo:country="FR"/>
    </style:style>
    <style:style style:name="P120" style:parent-style-name="Standard" style:family="paragraph">
      <style:text-properties fo:language="fr" fo:country="FR"/>
    </style:style>
    <style:style style:name="P121" style:parent-style-name="Titre2" style:family="paragraph">
      <style:text-properties fo:language="fr" fo:country="FR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Exercice 1</text:h>
      <text:p text:style-name="P2">1)</text:p>
      <text:p text:style-name="P3">Select NumAgenceProp FROM Véhicule WHERE NumImmat IN(</text:p>
      <text:p text:style-name="P4">Select NumImmat FROM Assure WHERE NomAS IN(</text:p>
      <text:p text:style-name="P5">Select numAs FROM Assurance WHERE NumImmat IN(</text:p>
      <text:p text:style-name="P6">Select NumImmat FROM Véhicule WHERE PuissFisc &gt; (</text:p>
      <text:p text:style-name="P7">Select<text:s/>AVG(PuissFisc) FROM Véhicule)))))</text:p>
      <text:p text:style-name="P8"/>
      <text:p text:style-name="P9">2)</text:p>
      <text:p text:style-name="P10">Select numLoc FROM Loue WHERE NumImmat IN(</text:p>
      <text:p text:style-name="P11">Select numImmat FROM Véhicule WHERE "Marque" = "Mercedes" IN(</text:p>
      <text:p text:style-name="P12">Select numImmat FROM Loue WHERE numAg IN(</text:p>
      <text:p text:style-name="P13">Select numAg FROM Agence WHERE regexp_like(VilleAg, .*(v.* | .*w).* ,c)<text:s/>And numAg IN(</text:p>
      <text:p text:style-name="P14">Select numAgProp FROM Véhicule WHERE Couleur Like "Bleue")))))</text:p>
      <text:p text:style-name="P15"/>
      <text:p text:style-name="P16">3)<text:s/></text:p>
      <text:p text:style-name="P17">Select nomAs FROM Assurance WHERE numAs IN(</text:p>
      <text:p text:style-name="P18">Select numAs FROM Assure WHERE numImmat IN(</text:p>
      <text:p text:style-name="P19">Select numImmat FROM Véhicule WHERE numAgProp IN(</text:p>
      <text:p text:style-name="P20">Select numAg FROM Loue WHERE<text:s/>numLoc IN(</text:p>
      <text:p text:style-name="P21">Select numLoc FROM Locataire WHERE regexp_like(telLoc, , c) AND villeLoc Like "Lyon")))))</text:p>
      <text:p text:style-name="P22"/>
      <text:p text:style-name="P23">(En considérant un formatage téléphone, ie chiffre groupé par 2)</text:p>
      <text:p text:style-name="P24"/>
      <text:p text:style-name="P25">4)</text:p>
      <text:p text:style-name="P26"/>
      <text:p text:style-name="P27"/>
      <text:p text:style-name="P28">Select numAg, count * FROM Loue</text:p>
      <text:p text:style-name="P29"><text:tab/>Group by numAg</text:p>
      <text:p text:style-name="P30"><text:tab/><text:tab/>Having count(*) &gt; Moyenne (ici Moyenne est une autre requête)</text:p>
      <text:p text:style-name="P31"/>
      <text:p text:style-name="P32">Moyenne = (Select Avg(cpt) FROM (Select numAg as A, count(*) as cpt FROM Loue GroupBy NumAg</text:p>
      <text:p text:style-name="P33"/>
      <text:h text:style-name="P34" text:outline-level="2">Exercice 2</text:h>
      <text:p text:style-name="P35">1)</text:p>
      <text:list text:style-name="LFO1" text:continue-numbering="true">
        <text:list-item>
          <text:p text:style-name="P36">calculer la fermeture de AB</text:p>
        </text:list-item>
      </text:list>
      <text:p text:style-name="P37">AB+ = {ABCDEGH} &lt;- clé</text:p>
      <text:list text:style-name="LFO1" text:continue-numbering="true">
        <text:list-item>
          <text:p text:style-name="P38">la fermeture de BG</text:p>
        </text:list-item>
      </text:list>
      <text:p text:style-name="P39">BG+ = {BG,D,A,C,E,H} &lt;- clé</text:p>
      <text:list text:style-name="LFO1" text:continue-numbering="true">
        <text:list-item>
          <text:p text:style-name="P40">la fermeture de BCE</text:p>
        </text:list-item>
      </text:list>
      <text:p text:style-name="P41">BCE+ = {BCE D G H A} &lt;- clé</text:p>
      <text:p text:style-name="P42"/>
      <text:p text:style-name="P43">2) B+ = {BD}</text:p>
      <text:p text:style-name="P44">BC+ = {BCDEGHA}&lt;- clé</text:p>
      <text:p text:style-name="P45">BE+ = {BED}</text:p>
      <text:p text:style-name="P46">CE+ = {CEGHA}</text:p>
      <text:p text:style-name="P47"><text:tab/></text:p>
      <text:soft-page-break/>
      <text:p text:style-name="P48">On choisit la clé avec le moins d'attributs, ici AB arbitrairement.</text:p>
      <text:p text:style-name="P49">1NF : Tous les éléments dans les attributs d'une relation sont atomiques.</text:p>
      <text:p text:style-name="P50">2NF ? : 1NF + Tout<text:s/>attribut non-clé ne dépend pas d'une partie de la clé</text:p>
      <text:p text:style-name="P51">3NF ? : 2NF + Tout attribut non-clé ne dépend pas d'un attribut non-clé</text:p>
      <text:p text:style-name="P52"/>
      <text:p text:style-name="P53">Donc AB est 1NF, mais pas 2NF à cause de B→D</text:p>
      <text:p text:style-name="P54"/>
      <text:p text:style-name="Standard"><text:span text:style-name="T55"><draw:frame draw:z-index="251659264" draw:id="id0" draw:style-name="a0" draw:name="Zone de texte 2" text:anchor-type="paragraph" svg:x="2.1625in" svg:y="0.00417in" svg:width="1.25in" svg:height="1.53542in" style:rel-width="scale" style:rel-height="scale"><draw:text-box><text:p text:style-name="Normal">R(<text:span text:style-name="T56">AB</text:span>CDEGH)</text:p></draw:text-box><svg:title/><svg:desc/></draw:frame></text:span><text:span text:style-name="T57">3)<text:s/></text:span></text:p>
      <text:p text:style-name="Standard"><text:span text:style-name="T58"><draw:connector draw:type="line" svg:x1="2.8625in" svg:y1="0.17083in" svg:x2="3.35417in" svg:y2="0.55416in" draw:z-index="251662336" draw:id="id1" draw:style-name="a2" draw:name="Connecteur droit avec flèche 2" text:anchor-type="paragraph"><svg:title/><svg:desc/></draw:connector></text:span><text:span text:style-name="T59"><draw:connector draw:type="line" svg:x1="2.55417in" svg:y1="0.17083in" svg:x2="2.07917in" svg:y2="0.6125in" draw:z-index="251660288" draw:id="id2" draw:style-name="a4" draw:name="Connecteur droit avec flèche 1" text:anchor-type="paragraph"><svg:title/><svg:desc/></draw:connector></text:span></text:p>
      <text:p text:style-name="P60"/>
      <text:p text:style-name="P61"/>
      <text:p text:style-name="Standard"><text:span text:style-name="T62"><draw:frame draw:z-index="251666432" draw:id="id3" draw:style-name="a5" draw:name="Zone de texte 2" text:anchor-type="paragraph" svg:x="2.92917in" svg:y="0.1375in" svg:width="1.42431in" svg:height="1.53542in" style:rel-width="scale" style:rel-height="scale"><draw:text-box><text:p text:style-name="Normal">R' (<text:span text:style-name="T63">AB</text:span>DEGH)</text:p></draw:text-box><svg:title/><svg:desc/></draw:frame></text:span><text:span text:style-name="T64"><draw:frame draw:z-index="251664384" draw:id="id4" draw:style-name="a6" draw:name="Zone de texte 2" text:anchor-type="paragraph" svg:x="1.05in" svg:y="0.14097in" svg:width="1.25in" svg:height="1.53542in" style:rel-width="scale" style:rel-height="scale"><draw:text-box><text:p text:style-name="P65">R1 AB→C</text:p><text:p text:style-name="Normal"><text:span text:style-name="T66">donc (</text:span><text:span text:style-name="T67">AB</text:span><text:span text:style-name="T68">C)</text:span></text:p></draw:text-box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Standard"><text:span text:style-name="T74"><draw:frame draw:z-index="251668480" draw:id="id5" draw:style-name="a7" draw:name="Zone de texte 2" text:anchor-type="paragraph" svg:x="1.85833in" svg:y="0.11597in" svg:width="1.25in" svg:height="1.53542in" style:rel-width="scale" style:rel-height="scale"><draw:text-box><text:p text:style-name="Normal">R(<text:span text:style-name="T75">AB</text:span>CDEGH)</text:p></draw:text-box><svg:title/><svg:desc/></draw:frame></text:span></text:p>
      <text:p text:style-name="P76"/>
      <text:p text:style-name="Standard"><text:span text:style-name="T77"><draw:connector draw:type="line" svg:x1="2.77917in" svg:y1="0.17917in" svg:x2="3.28681in" svg:y2="0.57917in" draw:z-index="251672576" draw:id="id6" draw:style-name="a9" draw:name="Connecteur droit avec flèche 7" text:anchor-type="paragraph"><svg:title/><svg:desc/></draw:connector></text:span><text:span text:style-name="T78"><draw:connector draw:type="line" svg:x1="2.08333in" svg:y1="0.18264in" svg:x2="1.60833in" svg:y2="0.62431in" draw:z-index="251670528" draw:id="id7" draw:style-name="a11" draw:name="Connecteur droit avec flèche 6" text:anchor-type="paragraph"><svg:title/><svg:desc/></draw:connector></text:span></text:p>
      <text:p text:style-name="P79"/>
      <text:p text:style-name="P80"/>
      <text:p text:style-name="Standard"><text:span text:style-name="T81"><draw:frame draw:z-index="251676672" draw:id="id8" draw:style-name="a12" draw:name="Zone de texte 2" text:anchor-type="paragraph" svg:x="2.9in" svg:y="0.175in" svg:width="1.25in" svg:height="1.53542in" style:rel-width="scale" style:rel-height="scale"><draw:text-box><text:p text:style-name="P82">R'(ABCEGH)</text:p></draw:text-box><svg:title/><svg:desc/></draw:frame></text:span><text:span text:style-name="T83"><draw:frame draw:z-index="251674624" draw:id="id9" draw:style-name="a13" draw:name="Zone de texte 2" text:anchor-type="paragraph" svg:x="0.78333in" svg:y="0.175in" svg:width="1.25in" svg:height="1.53542in" style:rel-width="scale" style:rel-height="scale"><draw:text-box><text:p text:style-name="P84">R1 B→D</text:p><text:p text:style-name="Normal"><text:span text:style-name="T85">donc (</text:span><text:span text:style-name="T86">B</text:span><text:span text:style-name="T87">D)</text:span></text:p></draw:text-box><svg:title/><svg:desc/></draw:frame></text:span></text:p>
      <text:p text:style-name="P88"/>
      <text:p text:style-name="Standard"><text:span text:style-name="T89"><draw:connector draw:type="line" svg:x1="3.52916in" svg:y1="0.18819in" svg:x2="3.22083in" svg:y2="0.58819in" draw:z-index="251678720" draw:id="id10" draw:style-name="a15" draw:name="Connecteur droit avec flèche 11" text:anchor-type="paragraph"><svg:title/><svg:desc/></draw:connector></text:span></text:p>
      <text:p text:style-name="Standard"><text:span text:style-name="T90"><draw:connector draw:type="line" svg:x1="3.72083in" svg:y1="0.00486in" svg:x2="4.15416in" svg:y2="0.39653in" draw:z-index="251682816" draw:id="id11" draw:style-name="a17" draw:name="Connecteur droit avec flèche 13" text:anchor-type="paragraph"><svg:title/><svg:desc/></draw:connector></text:span></text:p>
      <text:p text:style-name="P91"/>
      <text:p text:style-name="Standard"><text:span text:style-name="T92"><draw:frame draw:z-index="251684864" draw:id="id12" draw:style-name="a18" draw:name="Zone de texte 2" text:anchor-type="paragraph" svg:x="4in" svg:y="0.13333in" svg:width="1.25in" svg:height="1.53542in" style:rel-width="scale" style:rel-height="scale"><draw:text-box><text:p text:style-name="P93">R3 AB→C</text:p><text:p text:style-name="Normal"><text:span text:style-name="T94">(</text:span><text:span text:style-name="T95">AB</text:span><text:span text:style-name="T96">C)</text:span></text:p></draw:text-box><svg:title/><svg:desc/></draw:frame></text:span><text:span text:style-name="T97"><draw:frame draw:z-index="251680768" draw:id="id13" draw:style-name="a19" draw:name="Zone de texte 2" text:anchor-type="paragraph" svg:x="2.50833in" svg:y="0.13194in" svg:width="1.25in" svg:height="1.53542in" style:rel-width="scale" style:rel-height="scale"><draw:text-box><text:p text:style-name="P98">R2 CE→GA</text:p><text:p text:style-name="Normal"><text:span text:style-name="T99">(</text:span><text:span text:style-name="T100">CE</text:span><text:span text:style-name="T101">GH)</text:span></text:p></draw:text-box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h text:style-name="P121" text:outline-level="2">Exercice<text:s/>4</text:h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" svg:viewBox="0 0 20 30" svg:d="m10 0-10 30h20z"/>
    <draw:marker draw:name="a1" svg:viewBox="0 0 20 30" svg:d="m10 0-10 30h20z"/>
    <draw:marker draw:name="a10" svg:viewBox="0 0 20 30" svg:d="m10 0-10 30h20z"/>
    <draw:marker draw:name="a8" svg:viewBox="0 0 20 30" svg:d="m10 0-10 30h20z"/>
    <draw:marker draw:name="a3" svg:viewBox="0 0 20 30" svg:d="m10 0-10 30h20z"/>
    <draw:marker draw:name="a14" svg:viewBox="0 0 20 30" svg:d="m10 0-10 30h20z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2T16:03:00Z</dc:date>
    <meta:template xlink:href="Normal.dotm" xlink:type="simple"/>
    <meta:editing-cycles>12</meta:editing-cycles>
    <meta:editing-duration>PT8820S</meta:editing-duration>
    <meta:document-statistic meta:page-count="3" meta:paragraph-count="3" meta:word-count="266" meta:character-count="1726" meta:row-count="12" meta:non-whitespace-character-count="1463"/>
  </office:meta>
</office:document-meta>
</file>